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439cm" style:rel-column-width="8459*"/>
    </style:style>
    <style:style style:name="Tableau2.B" style:family="table-column">
      <style:table-column-properties style:column-width="16.459cm" style:rel-column-width="57076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 style:master-page-name="">
      <style:table-properties style:width="18.88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1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1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1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1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1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1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1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18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DejaVu Sans"/>
    </style:style>
    <style:style style:name="P22" style:family="paragraph" style:parent-style-name="Standard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0cm" fo:margin-right="0.432cm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30" style:family="paragraph" style:parent-style-name="Réussite">
      <style:paragraph-properties fo:margin-left="0cm" fo:margin-right="0.432cm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3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34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5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variant="small-caps" style:font-name="Trebuchet MS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fo:color="#ff0000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style-complex="italic"/>
    </style:style>
    <style:style style:name="T14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font-weight="bold" style:font-weight-asian="bold" style:font-style-complex="italic" style:font-weight-complex="bold"/>
    </style:style>
    <style:style style:name="T21" style:family="text">
      <style:text-properties fo:font-variant="normal" fo:text-transform="none" style:font-style-complex="italic"/>
    </style:style>
    <style:style style:name="T22" style:family="text">
      <style:text-properties fo:font-variant="normal" fo:text-transform="none" fo:font-weight="normal" style:font-weight-asian="normal" style:font-style-complex="italic" style:font-weight-complex="normal"/>
    </style:style>
    <style:style style:name="T23" style:family="text">
      <style:text-properties fo:letter-spacing="-0.009cm"/>
    </style:style>
    <style:style style:name="T24" style:family="text">
      <style:text-properties fo:letter-spacing="-0.009cm" fo:font-weight="bold" style:font-weight-asian="bold" style:font-style-complex="italic" style:font-weight-complex="bold"/>
    </style:style>
    <style:style style:name="T25" style:family="text">
      <style:text-properties fo:letter-spacing="-0.009cm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style-complex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weight-asian="normal" style:font-style-complex="italic" style:font-weight-complex="normal"/>
    </style:style>
    <style:style style:name="T31" style:family="text">
      <style:text-properties style:font-name="DejaVu Serif" fo:font-weight="bold" style:font-weight-asian="bold" style:font-weight-complex="bold"/>
    </style:style>
    <style:style style:name="T3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33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position="super 58%"/>
    </style:style>
    <style:style style:name="T35" style:family="text">
      <style:text-properties fo:color="#ff0000"/>
    </style:style>
    <style:style style:name="T36" style:family="text">
      <style:text-properties fo:color="#ff0000" style:font-name="DejaVu Serif" fo:font-weight="bold" style:font-weight-asian="bold" style:font-weight-complex="bold"/>
    </style:style>
    <style:style style:name="T37" style:family="text">
      <style:text-properties fo:color="#ff0000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9 rue Eugène Crétel</text:p>
            <text:p text:style-name="P16">91300 Massy, France</text:p>
            <text:p text:style-name="P1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4"><text:span text:style-name="T5">Ingénieur Logiciel</text:span><text:span text:style-name="T4"> en Optimisation</text:span></text:p>
      <text:p text:style-name="P4"/>
      <text:p text:style-name="P7"><text:s text:c="58"/>Experience Professionnelle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présent</text:p>
            <text:p text:style-name="P10">- <text:s/></text:p>
            <text:p text:style-name="P10">2009</text:p>
          </table:table-cell>
          <table:table-cell table:style-name="Tableau2.B1" office:value-type="string">
            <text:p text:style-name="P24">Ingénieur à INRIA Saclay-IDF, Équipe TAO (Apprentissage et Optimisation)</text:p>
            <text:p text:style-name="Standard"><text:span text:style-name="T33">Recherches sur la classe d'algorithmes Monte Carlo Tree Search</text:span> </text:p>
            <text:p text:style-name="P6">Expérimentation et tests:</text:p>
            <text:p text:style-name="P5">- Tests automatiques et validation statistique.</text:p>
            <text:p text:style-name="P5">- Expérimentation sur la parallélisation de l'algorithme Monte-Carlo Tree Search.</text:p>
            <text:p text:style-name="P5">- Tuning des paramètres du programme joueur de Go MoGo.</text:p>
            <text:p text:style-name="P6">Développements:</text:p>
            <text:p text:style-name="P5">- Co-évolution sur grilles et construction automatique des livres d'ouvertures pour le jeu de Go.</text:p>
            <text:p text:style-name="P6">Maintenance:</text:p>
            <text:p text:style-name="P18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10">2010</text:p>
            <text:p text:style-name="P10">1 mois</text:p>
          </table:table-cell>
          <table:table-cell table:style-name="Tableau2.B1" office:value-type="string">
            <text:p text:style-name="P24">Mission à Taiwan: </text:p>
            <text:p text:style-name="P5">- Intégration de connaissances expertes dans le jeu de Go. </text:p>
            <text:p text:style-name="P5">- Installation d'un Mini-cluster.</text:p>
          </table:table-cell>
        </table:table-row>
        <table:table-row>
          <table:table-cell table:style-name="Tableau2.A1" office:value-type="string">
            <text:p text:style-name="P10">2009</text:p>
            <text:p text:style-name="P10">6 mois</text:p>
          </table:table-cell>
          <table:table-cell table:style-name="Tableau2.B1" office:value-type="string">
            <text:p text:style-name="Standard"><text:span text:style-name="T33">Thèse de Master:</text:span> L<text:span text:style-name="T8">aboratoire d'informatique de Paris 6, Équipe Systèmes sur puce, Paris - France.</text:span></text:p>
            <text:p text:style-name="Standard"><text:span text:style-name="T19">Titre:</text:span> <text:span text:style-name="T32">Raffinement d'abstraction de composants pour la vérification par model checking de conceptions matérielles.</text:span></text:p>
            <text:p text:style-name="Standard"><text:span text:style-name="T19">Thèmes:</text:span> <text:span text:style-name="T32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10">2008</text:p>
            <text:p text:style-name="P10">6 mois</text:p>
          </table:table-cell>
          <table:table-cell table:style-name="Tableau2.B1" office:value-type="string">
            <text:p text:style-name="Standard"><text:span text:style-name="T33">Thèse de maîtrise, </text:span><text:span text:style-name="T10">Centre d'enseignement à distance,</text:span> <text:span text:style-name="T8">Faculté des sciences de Bizerte - Tunisie</text:span></text:p>
            <text:p text:style-name="Standard"><text:span text:style-name="T19">Titre:</text:span> <text:span text:style-name="T32">Système de gestion de e-learning : approche basée sur les metadonnées formelles pour <text:s/>l'aide à l'apprentissage en ligne. Module intégré dans la plateforme Moodle. </text:span></text:p>
            <text:p text:style-name="P5">Modélisation de la base de données avec Visual Paradigm et implementation sous Devphp.</text:p>
            <text:p text:style-name="Standard"><text:span text:style-name="T19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10">2008</text:p>
            <text:p text:style-name="P10">2 mois</text:p>
          </table:table-cell>
          <table:table-cell table:style-name="Tableau2.B1" office:value-type="string">
            <text:p text:style-name="Standard"><text:span text:style-name="T33">Moniteur de Programmation C,</text:span> <text:span text:style-name="T8">Ecole Lengua Info Space, Bizerte - Tunisia </text:span></text:p>
            <text:p text:style-name="P5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10">2007</text:p>
            <text:p text:style-name="P10">1 mois</text:p>
          </table:table-cell>
          <table:table-cell table:style-name="Tableau2.B1" office:value-type="string">
            <text:p text:style-name="Standard"><text:span text:style-name="T37">Assistant stagiaire,</text:span><text:span text:style-name="T36"> </text:span><text:span text:style-name="T9">Centre de Formation professionnelle, Société Tunisienne des Idustries de Raffinage, Bizerte - Tunisie.</text:span></text:p>
            <text:p text:style-name="Standard"><text:span text:style-name="T19">Application:</text:span> Développement d'une application de gestion de parc informatique dans le domaine de procédures de régulation et d'instrumentation en utilisant <text:span text:style-name="T32">Oracle Database10ge. </text:span></text:p>
          </table:table-cell>
        </table:table-row>
      </table:table>
      <text:p text:style-name="P7"/>
      <text:p text:style-name="P7"><text:s text:c="84"/>Etudes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2009</text:p>
          </table:table-cell>
          <table:table-cell table:style-name="Tableau3.B1" office:value-type="string">
            <text:p text:style-name="P12">Master. Modèles, Optimisation, Programmation et Services. </text:p>
            <text:p text:style-name="P17"><text:span text:style-name="T6">Université d’Evry-Val-d’Essonne, France</text:span><text:span text:style-name="T7">.</text:span> <text:s text:c="4"/></text:p>
            <text:p text:style-name="P5">Majeurs: optimisation, apprentissage automatique, méthodes formelles. Mineurs: systèmes distribués<text:span text:style-name="T38">.</text:span></text:p>
          </table:table-cell>
        </table:table-row>
        <table:table-row>
          <table:table-cell table:style-name="Tableau3.A1" office:value-type="string">
            <text:p text:style-name="P10">2008</text:p>
          </table:table-cell>
          <table:table-cell table:style-name="Tableau3.B1" office:value-type="string">
            <text:p text:style-name="P28"><text:span text:style-name="T2">Maîtrise en Sciences informatiques, Génie Logiciel et Programmation,</text:span><text:span text:style-name="T11"> </text:span></text:p>
            <text:p text:style-name="P13"><text:span text:style-name="T6">Université de Carthage, Tunisie.</text:span><text:span text:style-name="T26"> </text:span><text:span text:style-name="T29"><text:s/></text:span></text:p>
            <text:p text:style-name="P35">Avec mention bien (3<text:span text:style-name="T34">eme</text:span>/64).</text:p>
            <text:p text:style-name="P27">Majeurs: atelier de génie logiciel. Mineurs: architecture des systèmes <text:span text:style-name="T38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0">2004</text:p>
          </table:table-cell>
          <table:table-cell table:style-name="Tableau3.B1" office:value-type="string">
            <text:p text:style-name="P12">DEUPC en mathématiques et sciences informatiques.</text:p>
            <text:p text:style-name="P13"><text:span text:style-name="T6">Université de Carthage, Tunisie.</text:span><text:span text:style-name="T26"> </text:span><text:span text:style-name="T29"><text:s/></text:span></text:p>
            <text:p text:style-name="P5">Majeurs: sciences informatiques, mathématiques. Mineurs: physiques<text:span text:style-name="T38">.</text:span></text:p>
          </table:table-cell>
        </table:table-row>
      </table:table>
      <text:p text:style-name="P25"><text:soft-page-break/><text:s text:c="61"/>Compétences Spécifiques</text:p>
      <text:p text:style-name="P14"/>
      <text:p text:style-name="P21"><text:span text:style-name="T18">Programmation:</text:span> C/C++(Expert), J2EE(Familier), Cuda(base).</text:p>
      <text:p text:style-name="P21"><text:span text:style-name="T18">API:</text:span> JNI, SWING. </text:p>
      <text:p text:style-name="P21"><text:span text:style-name="T18">IDE:</text:span> Vim, Eclipse, NetBeans.</text:p>
      <text:p text:style-name="P21"><text:span text:style-name="T18">Debugging:</text:span><text:span text:style-name="T23"> </text:span>DDD. <text:s text:c="3"/></text:p>
      <text:p text:style-name="P21"><text:span text:style-name="T18">Gestionnaires de Versions:</text:span> CVS, SVN, GIT. <text:s text:c="3"/></text:p>
      <text:p text:style-name="P21"><text:span text:style-name="T18">Scripts:</text:span> Shell, Sed, A<text:span text:style-name="T35">wk</text:span>, Octave.</text:p>
      <text:p text:style-name="P21"><text:span text:style-name="T18">Développement Mobile:</text:span> Android SDK, <text:span text:style-name="T35">Java Card.</text:span><text:line-break/><text:span text:style-name="T18">Gestion de bases de données:</text:span> Oracle, PL/SQL, MySQL.</text:p>
      <text:p text:style-name="P21"><text:span text:style-name="T18">Systèmes d'exploitation:</text:span><text:span text:style-name="T23"> MS Windows, Linux.</text:span></text:p>
      <text:p text:style-name="P7"><text:s text:c="79"/>Formations</text:p>
      <text:p text:style-name="P7"/>
      <text:p text:style-name="P21"><text:span text:style-name="T17">Janvier 2011: Formation intensive à l'INRIA-Rocquencourt (3 jours):</text:span> </text:p>
      <text:p text:style-name="P22"><text:s text:c="2"/>- Programmation parallèle avec MPI.</text:p>
      <text:p text:style-name="P22"><text:s text:c="2"/>- Programmation GPU avec Cuda.</text:p>
      <text:p text:style-name="P20">Avril 2011: Formation intensive à l'INRIA-Saclay (3 jours):</text:p>
      <text:p text:style-name="P22"><text:s text:c="2"/>- programmation GPGPU.</text:p>
      <text:p text:style-name="P20">Avril 2010: Ecole de printemps GRID'5000 (5 jours):</text:p>
      <text:p text:style-name="P21"><text:s text:c="2"/>-<text:span text:style-name="T3"> Expérimentations grande échelle sur les grilles et plan d'expériences.</text:span></text:p>
      <text:p text:style-name="P20">Avril 2011: Ecole de printemps GRID'5000 (5 jours):</text:p>
      <text:p text:style-name="P22"><text:s text:c="2"/>- Clouds computing et déploiement d'environnements virtualisés.</text:p>
      <text:p text:style-name="P8"><text:s text:c="82"/>Réalisations</text:p>
      <text:p text:style-name="P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10">2011</text:p>
          </table:table-cell>
          <table:table-cell table:style-name="Tableau4.B1" office:value-type="string">
            <text:p text:style-name="P9"><text:span text:style-name="T12">MoGoDroid</text:span>: programme de Go pour la plateforme A<text:span text:style-name="T39">ndroid. Moteur en </text:span><text:span text:style-name="T40">C++</text:span><text:span text:style-name="T39">, Interface utilisateur en </text:span><text:span text:style-name="T40">Java</text:span><text:span text:style-name="T39"> et la communication utilisant <text:s/></text:span><text:span text:style-name="T40">JNI</text:span><text:span text:style-name="T39">.</text:span></text:p>
          </table:table-cell>
        </table:table-row>
        <table:table-row table:style-name="Tableau4.1">
          <table:table-cell table:style-name="Tableau4.A2" office:value-type="string">
            <text:p text:style-name="P10">2009</text:p>
            <text:p text:style-name="P10"><text:s/>-</text:p>
            <text:p text:style-name="P10"><text:s/>2011</text:p>
          </table:table-cell>
          <table:table-cell table:style-name="Tableau4.B1" office:value-type="string">
            <text:p text:style-name="P29"><text:span text:style-name="T12">MoGo</text:span>:<text:span text:style-name="T39"> </text:span>Plusieurs records pour le programme joueur de Go MoGo :</text:p>
            <text:p text:style-name="P29"><text:s/>- Avril 2011: <text:span text:style-name="T27">Première victoire de </text:span>MoGo en 13x13 avec handicap 2.5, conférence SSCI <text:s/>paris, France.</text:p>
            <text:p text:style-name="P30"><text:s/>- Novembre 2010 : MoGo Champion du tournoi TAAI 2010 in 9x9 Go, 13x13 Go, <text:s text:c="4"/>19x19 Go (Haifong Weiqi Academy http://www.haifong.org/).</text:p>
            <text:p text:style-name="P30"><text:s/>- Juillet 2010: Première et seule victoire de <text:span text:style-name="T29">MoGo en </text:span>13x13, conférence WCCI, <text:s text:c="3"/>Barcelone, Spain.</text:p>
            <text:p text:style-name="P30"><text:s/>- Mars 2010: Certification 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10">2007</text:p>
          </table:table-cell>
          <table:table-cell table:style-name="Tableau4.B1" office:value-type="string">
            <text:p text:style-name="P11"><text:span text:style-name="T16">ATM</text:span><text:span text:style-name="T27">: Développement d'un distributeur automatique de Banque modélisé avec</text:span><text:span text:style-name="T22"> </text:span><text:span text:style-name="T20">Visual Paradigm (UML)</text:span><text:span text:style-name="T22"> et implémenté en </text:span><text:span text:style-name="T20">Java</text:span><text:span text:style-name="T21">.</text:span></text:p>
          </table:table-cell>
        </table:table-row>
        <table:table-row table:style-name="Tableau4.1">
          <table:table-cell table:style-name="Tableau4.A1" office:value-type="float" office:value="2007">
            <text:p text:style-name="P10">2007</text:p>
          </table:table-cell>
          <table:table-cell table:style-name="Tableau4.B1" office:value-type="string">
            <text:p text:style-name="P11"><text:span text:style-name="T16">Application réseau Client/Serveur</text:span><text:span text:style-name="T12">: </text:span><text:span text:style-name="T29">Gestion des files d'attentes implémenté avec </text:span><text:span text:style-name="T13">JAVA </text:span><text:span text:style-name="T30">sous </text:span><text:span text:style-name="T28">Eclipse en utilisant les concepts TCP/IP et l'ordonnencement.</text:span></text:p>
          </table:table-cell>
        </table:table-row>
        <table:table-row table:style-name="Tableau4.1">
          <table:table-cell table:style-name="Tableau4.A1" office:value-type="float" office:value="2006">
            <text:p text:style-name="P10">2006</text:p>
          </table:table-cell>
          <table:table-cell table:style-name="Tableau4.B1" office:value-type="string">
            <text:p text:style-name="P11"><text:span text:style-name="T15">Analyseur Lexical:</text:span><text:span text:style-name="T11"> </text:span><text:span text:style-name="T29">Réalisation d'un analyseur lexical (en language </text:span><text:span text:style-name="T12">C</text:span>).</text:p>
          </table:table-cell>
        </table:table-row>
        <table:table-row table:style-name="Tableau4.1">
          <table:table-cell table:style-name="Tableau4.A1" office:value-type="float" office:value="2005">
            <text:p text:style-name="P10">2005</text:p>
          </table:table-cell>
          <table:table-cell table:style-name="Tableau4.B1" office:value-type="string">
            <text:p text:style-name="P11"><text:span text:style-name="T14">Application de facturation:</text:span><text:span text:style-name="T23"> développée avec le langage <text:s/></text:span><text:span text:style-name="T24">C++</text:span><text:span text:style-name="T25">.</text:span></text:p>
          </table:table-cell>
        </table:table-row>
      </table:table>
      <text:p text:style-name="P26"><text:s text:c="69"/>Languages et Intérêts</text:p>
      <text:p text:style-name="P26"/>
      <text:p text:style-name="P19">Langages</text:p>
      <text:p text:style-name="P31">Français(courant), Anglais(TOEIC), Arabe (langue maternelle).</text:p>
      <text:p text:style-name="P19"/>
      <text:p text:style-name="P19">Intérêts</text:p>
      <text:p text:style-name="P31">Développement mobile (Android) et systèmes embarqués (java Card), Windsurfing et lecture.</text:p>
      <text:p text:style-name="P34">Membre fondateur/Conseiller Technique dans le club de speleologie de Bizerte (http://www.speleobizerte.creajn.com/)</text:p>
      <text:p text:style-name="P31">Diplôme en premiers secours et volontaire pour les compagnes de prévention routière.</text:p>
      <text:p text:style-name="P32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2-16T21:42:35</meta:creation-date>
    <dc:date>2011-04-29T19:02:21</dc:date>
    <meta:editing-duration>PT22H43M04S</meta:editing-duration>
    <meta:editing-cycles>171</meta:editing-cycles>
    <meta:generator>OpenOffice.org/3.0$Linux OpenOffice.org_project/300m15$Build-9379</meta:generator>
    <dc:creator>hassen DOGHMEN</dc:creator>
    <meta:printed-by>hassen DOGHMEN</meta:printed-by>
    <meta:print-date>2011-04-29T16:02:08</meta:print-date>
    <meta:document-statistic meta:table-count="4" meta:image-count="0" meta:object-count="0" meta:page-count="2" meta:paragraph-count="105" meta:word-count="652" meta:character-count="5307"/>
    <meta:user-defined meta:name="Info 1"/>
    <meta:user-defined meta:name="Info 2"/>
    <meta:user-defined meta:name="Info 3"/>
    <meta:user-defined meta:name="Info 4"/>
  </office:meta>
</office:document-meta>
</file>